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fo:break-before="page"/>
      <style:text-properties style:font-name="Verdana"/>
    </style:style>
    <style:style style:name="P5" style:family="paragraph" style:parent-style-name="Text_20_body">
      <style:text-properties style:font-name="Andale Mono"/>
    </style:style>
    <style:style style:name="P6" style:family="paragraph" style:parent-style-name="Heading_20_1">
      <style:paragraph-properties fo:text-align="center" style:justify-single-word="false"/>
    </style:style>
    <style:style style:name="T1" style:family="text">
      <style:text-properties style:font-name="Andale Mono"/>
    </style:style>
    <style:style style:name="T2" style:family="text">
      <style:text-properties style:font-name="Andale Mono"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is-list-header="true"/>
      <text:p text:style-name="P3"/>
      <text:p text:style-name="P3"/>
      <text:p text:style-name="P2"/>
      <text:p text:style-name="P2"/>
      <text:p text:style-name="P2"/>
      <text:p text:style-name="P2"/>
      <text:p text:style-name="P2"/>
      <text:p text:style-name="P2">Complexité et Algorithmique Avancée</text:p>
      <text:p text:style-name="P2">Rapport de Projet</text:p>
      <text:p text:style-name="P3"/>
      <text:p text:style-name="P1">Milan Kabac, Rafik Ferroukh, Matthieu Foucault</text:p>
      <text:p text:style-name="P1"/>
      <text:p text:style-name="P1">Master 2 Génie Logiciel, Université Bordeaux 1, année 2011-2011</text:p>
      <text:p text:style-name="P4"/>
      <text:h text:style-name="Heading_20_1" text:outline-level="1">Structure de données</text:h>
      <text:p text:style-name="Text_20_body">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Text_20_body">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Text_20_body">Le caractère aléatoire de nos graphes est également contenu dans la classe <text:span text:style-name="T2">Graph</text:span> : 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Text_20_body"/>
      <text:p text:style-name="Text_20_body">TODO : parler du random, et de sa complexité dans le pire des cas</text:p>
      <text:h text:style-name="Heading_20_1" text:outline-level="1">Génération aléatoire de graphes</text:h>
      <text:h text:style-name="Heading_20_2" text:outline-level="2">Description des Algorithmes</text:h>
      <text:h text:style-name="Heading_20_3" text:outline-level="3">Génération d'arbres</text:h>
      <text:p text:style-name="Text_20_body">Pour la génération d'arbres, nous avons implémenté deux algorithmes : TODO</text:p>
      <text:h text:style-name="Heading_20_3" text:outline-level="3">Génération de graphes</text:h>
      <text:p text:style-name="Text_20_body">La génération de graphes prend en paramètres le nombre de sommets dans le graphe et la probabilité de tracer une arête entre deux sommets : TODO</text:p>
      <text:h text:style-name="Heading_20_3" text:outline-level="3">Génération de graphes bipartites</text:h>
      <text:p text:style-name="Text_20_body">Pour la génération de graphes bipartites, les paramètres sont la taille du graphe, la probabilité de tracer une arête entre deux sommets, et le ratio entre les tailles des deux parties.</text:p>
      <text:p text:style-name="Text_20_body">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p text:style-name="Text_20_body">La complexité de cet algorithme de génération est en </text:p>
      <text:p text:style-name="Text_20_body"><text:span text:style-name="T1">O(n*log(n) + |A|*|B|*log(|A|*|B|)),</text:span> où A et B sont les deux parties du graphe</text:p>
      <text:p text:style-name="Text_20_body">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p text:style-name="P5"/>
      <text:h text:style-name="Heading_20_3" text:outline-level="3"><text:soft-page-break/>Génération de graphes ayant une petite couverture</text:h>
      <text:h text:style-name="Heading_20_3" text:outline-level="3">Résultats d'expérimentation</text:h>
      <text:h text:style-name="Heading_20_1" text:outline-level="1">Recherche d'une couverture</text:h>
      <text:h text:style-name="Heading_20_2" text:outline-level="2">Description des Algorithmes</text:h>
      <text:h text:style-name="Heading_20_3" text:outline-level="3">Algorithmes gloutons</text:h>
      <text:h text:style-name="Heading_20_3" text:outline-level="3">Algorithme optimal pour les arbres</text:h>
      <text:h text:style-name="Heading_20_3" text:outline-level="3">Algorithme optimal pour les graphes bipartites</text:h>
      <text:p text:style-name="Text_20_body">Pour l'algorithme optimal pour les graphes bipartites, nous utilisons la méthode vue en TD, qui est basée sur les algorithmes de flot max – coupe min, et sur le parcours en largeur d'un graphe.</text:p>
      <text:h text:style-name="Heading_20_4" text:outline-level="4">Construction du graphe orienté</text:h>
      <text:p text:style-name="Text_20_body">On construit un graphe orienté à partir du graphe bipartite dont on cherche la couverture. Les sommets de ce graphe sont ceux du graphe bipartite, plus un sommet s et un sommet t (pour source et target).</text:p>
      <text:p text:style-name="Text_20_body">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Heading_20_4" text:outline-level="4">Construction du flot max</text:h>
      <text:p text:style-name="Text_20_body">Pour obtenir le flot max du graphe orienté, en affectant une capacité de 1 à chaque arete, on se base sur le parcours en largeur d'un graphe. Notre parcours en largeur s’arrête lorsqu'on atteint le sommet t, ou que tous les sommets du graphe ont été parcourus. </text:p>
      <text:p text:style-name="Text_20_body">Si le sommet t est atteint, cela veut dire qu'un chemin améliorant existe. Étant donné que le père de chaque sommet dans le parcours est enregistré, nous pouvons, en partant de t, remonter jusqu'à s, et donc connaître le chemin améliorant</text:p>
      <text:p text:style-name="Text_20_body">Pour remplir ou vider les arêtes du chemin dans notre graphe orienté, il suffit d'inverser les arêtes.</text:p>
      <text:p text:style-name="Text_20_body">On répète le cycle parcours en largeur – inversion des arêtes jusqu'à ce que t ne soit plus atteignable (donc jusqu'à ce qu'il n'y ait plus de chemin améliorant)</text:p>
      <text:h text:style-name="Heading_20_4" text:outline-level="4">Obtention de la couverture</text:h>
      <text:p text:style-name="Text_20_body">Une fois le flot max atteint, nous pouvons construire la coupe min. Pour cela, il suffit de faire un dernier parcours en largeur, et d'ajouter à l'ensemble S tous les sommets atteints. L'ensemble T sera composé de tous les sommets n'appartenant pas à T.</text:p>
      <text:p text:style-name="Text_20_body">La couverture optimale du graphe bipartite est constituée de tous les sommets de la première partie du graphe appartenant à l'ensemble T, et de tous les sommets de la seconde partie appartenant à l'ensemble S</text:p>
      <text:h text:style-name="Heading_20_4" text:outline-level="4"><text:soft-page-break/>Complexité</text:h>
      <text:p text:style-name="Text_20_body"/>
      <text:h text:style-name="Heading_20_3" text:outline-level="3">Algorithme 2-approché basé sur le parcours en profondeur</text:h>
      <text:h text:style-name="Heading_20_4" text:outline-level="4">Description de l'algorithme</text:h>
      <text:p text:style-name="Text_20_body">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Heading_20_4" text:outline-level="4">Complexité</text:h>
      <text:h text:style-name="Heading_20_3" text:outline-level="3">Algorithme 2-approché couvrant les arêtes</text:h>
      <text:h text:style-name="Heading_20_3" text:outline-level="3">Algorithmes optimaux paramétriques</text:h>
      <text:h text:style-name="Heading_20_4" text:outline-level="4">Algorithme de base</text:h>
      <text:p text:style-name="Text_20_body">L'algorithme optimal paramétrique pour les petites couvertures est un algorithme récursif qui prend en paramètre la taille maximale de la couverture à chercher.</text:p>
      <text:p text:style-name="Text_20_body">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le premier appel renvoie renvoie true (une couverture est trouvée), on ajoute le sommet (a) à la couverture, </text:p>
      <text:h text:style-name="Heading_20_4" text:outline-level="4">Optimisation </text:h>
      <text:h text:style-name="Heading_20_2" text:outline-level="2">Résultats d'expérimentation</text:h>
      <text:h text:style-name="Heading_20_1" text:outline-level="1">Utilisation de minisat</text:h>
      <text:h text:style-name="Heading_20_2" text:outline-level="2">Description des Algorithmes</text:h>
      <text:h text:style-name="Heading_20_2" text:outline-level="2">Résultats d'expérim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17:48:59</meta:creation-date>
    <dc:date>2011-12-14T18:01:29</dc:date>
    <meta:editing-duration>PT3H2M2S</meta:editing-duration>
    <meta:editing-cycles>13</meta:editing-cycles>
    <meta:generator>LibreOffice/3.4$Linux LibreOffice_project/340m1$Build-402</meta:generator>
    <meta:document-statistic meta:table-count="0" meta:image-count="0" meta:object-count="0" meta:page-count="4" meta:paragraph-count="55" meta:word-count="1017" meta:character-count="6204" meta:non-whitespace-character-count="5209"/>
  </office:meta>
</office:document-meta>
</file>